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Mangal1" svg:font-family="Mangal"/>
    <style:font-face style:name="OpenSymbol" svg:font-family="OpenSymbol, 'Arial Unicode MS'"/>
    <style:font-face style:name="ＭＳ 明朝" svg:font-family="'ＭＳ 明朝', 'MS Mincho'" style:font-family-generic="roman"/>
    <style:font-face style:name="Celtasmigoria" svg:font-family="Celtasmigoria" style:font-pitch="variable"/>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4.648cm" fo:margin-left="4.897cm" fo:margin-right="9.456cm" table:align="margins" style:writing-mode="lr-tb"/>
    </style:style>
    <style:style style:name="Tableau2.A" style:family="table-column">
      <style:table-column-properties style:column-width="0.848cm" style:rel-column-width="11962*"/>
    </style:style>
    <style:style style:name="Tableau2.B" style:family="table-column">
      <style:table-column-properties style:column-width="2.854cm" style:rel-column-width="40241*"/>
    </style:style>
    <style:style style:name="Tableau2.C" style:family="table-column">
      <style:table-column-properties style:column-width="0.945cm" style:rel-column-width="13332*"/>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3.795cm" fo:margin-left="2.609cm" fo:margin-right="2.596cm" table:align="margins" style:writing-mode="lr-tb"/>
    </style:style>
    <style:style style:name="Tableau1.A" style:family="table-column">
      <style:table-column-properties style:column-width="0.642cm" style:rel-column-width="3050*"/>
    </style:style>
    <style:style style:name="Tableau1.B" style:family="table-column">
      <style:table-column-properties style:column-width="13.153cm" style:rel-column-width="62485*"/>
    </style:style>
    <style:style style:name="Tableau1.A1" style:family="table-cell" style:data-style-name="N0">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eltasmigoria" fo:font-size="14pt" style:font-size-asian="14pt" style:font-size-complex="14pt"/>
    </style:style>
    <style:style style:name="P2" style:family="paragraph" style:parent-style-name="Standard">
      <style:paragraph-properties fo:text-align="start" style:justify-single-word="false"/>
      <style:text-properties style:font-name="Celtasmigoria" fo:font-size="14pt" style:font-size-asian="14pt" style:font-size-complex="14pt"/>
    </style:style>
    <style:style style:name="P3" style:family="paragraph" style:parent-style-name="Standard">
      <style:paragraph-properties fo:text-align="start" style:justify-single-word="false"/>
      <style:text-properties style:font-name="Celtasmigoria" fo:font-size="11pt" style:font-size-asian="11pt"/>
    </style:style>
    <style:style style:name="P4" style:family="paragraph" style:parent-style-name="Standard">
      <style:paragraph-properties fo:text-align="start" style:justify-single-word="false"/>
      <style:text-properties style:font-name="Tahoma" fo:font-size="11pt" style:font-size-asian="11pt"/>
    </style:style>
    <style:style style:name="P5" style:family="paragraph" style:parent-style-name="Standard">
      <style:text-properties style:font-name="Tahoma" fo:font-size="11pt" style:font-size-asian="11pt" style:font-size-complex="11pt"/>
    </style:style>
    <style:style style:name="P6" style:family="paragraph" style:parent-style-name="Standard">
      <style:paragraph-properties fo:text-align="start" style:justify-single-word="false"/>
      <style:text-properties style:font-name="Tahoma" fo:font-size="11pt" style:font-size-asian="11pt" style:font-size-complex="11pt"/>
    </style:style>
    <style:style style:name="P7" style:family="paragraph" style:parent-style-name="Standard">
      <style:paragraph-properties fo:text-align="start" style:justify-single-word="false"/>
      <style:text-properties style:font-name="Tahoma" fo:font-size="11pt" fo:font-weight="normal" style:font-size-asian="11pt" style:font-weight-asian="normal" style:font-weight-complex="normal"/>
    </style:style>
    <style:style style:name="P8" style:family="paragraph" style:parent-style-name="Standard">
      <style:paragraph-properties fo:text-align="start" style:justify-single-word="false"/>
      <style:text-properties style:font-name="Tahoma" fo:font-size="11pt"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Tahoma" fo:font-size="11pt" fo:font-style="normal" style:font-size-asian="11pt" style:font-style-asian="normal" style:font-size-complex="11pt" style:font-style-complex="normal"/>
    </style:style>
    <style:style style:name="P10" style:family="paragraph" style:parent-style-name="Standard">
      <style:paragraph-properties fo:text-align="start" style:justify-single-word="false"/>
      <style:text-properties style:font-name="Tahoma"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Tahoma" fo:font-size="11pt" fo:font-style="italic" style:font-size-asian="11pt" style:font-style-asian="italic" style:font-style-complex="italic"/>
    </style:style>
    <style:style style:name="P12" style:family="paragraph" style:parent-style-name="Standard">
      <style:paragraph-properties fo:text-align="start" style:justify-single-word="false"/>
      <style:text-properties style:font-name="Tahoma" fo:font-size="10pt" style:font-size-asian="10pt"/>
    </style:style>
    <style:style style:name="P13" style:family="paragraph" style:parent-style-name="Standard">
      <style:paragraph-properties fo:text-align="start" style:justify-single-word="false"/>
      <style:text-properties fo:font-size="11pt" style:font-size-asian="11pt" style:font-size-complex="11pt"/>
    </style:style>
    <style:style style:name="P14" style:family="paragraph" style:parent-style-name="Standard">
      <style:paragraph-properties fo:text-align="start" style:justify-single-word="false"/>
      <style:text-properties style:font-name="Sherwood" fo:font-size="11pt" fo:font-weight="normal" style:font-size-asian="11pt" style:font-weight-asian="normal" style:font-weight-complex="normal"/>
    </style:style>
    <style:style style:name="P15" style:family="paragraph" style:parent-style-name="Standard">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style>
    <style:style style:name="P17" style:family="paragraph" style:parent-style-name="Table_20_Contents">
      <style:text-properties style:font-name="Tahoma"/>
    </style:style>
    <style:style style:name="P18" style:family="paragraph" style:parent-style-name="Table_20_Contents">
      <style:paragraph-properties fo:text-align="center" style:justify-single-word="false"/>
      <style:text-properties style:font-name="Tahoma"/>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font-name="Sherwood"/>
    </style:style>
    <style:style style:name="P21" style:family="paragraph" style:parent-style-name="Table_20_Contents">
      <style:paragraph-properties fo:text-align="center" style:justify-single-word="false"/>
      <style:text-properties style:font-name="Sherwood"/>
    </style:style>
    <style:style style:name="P22" style:family="paragraph" style:parent-style-name="Standard">
      <style:paragraph-properties fo:text-align="start" style:justify-single-word="false" fo:break-before="page"/>
      <style:text-properties style:font-name="Celtasmigoria" fo:font-size="14pt" style:font-size-asian="14pt" style:font-size-complex="14pt"/>
    </style:style>
    <style:style style:name="P23" style:family="paragraph" style:parent-style-name="Standard" style:master-page-name="Standard">
      <style:paragraph-properties fo:text-align="center" style:justify-single-word="false" style:page-number="auto"/>
      <style:text-properties style:font-name="Celtasmigoria" fo:font-size="24pt" style:font-size-asian="24pt" style:font-size-complex="24pt"/>
    </style:style>
    <style:style style:name="P24" style:family="paragraph" style:parent-style-name="Standard" style:list-style-name="L1">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5" style:family="paragraph" style:parent-style-name="Standard" style:list-style-name="L2">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6" style:family="paragraph" style:parent-style-name="Standard" style:list-style-name="L5">
      <style:paragraph-properties fo:text-align="start" style:justify-single-word="false"/>
      <style:text-properties style:font-name="Sherwood" fo:font-size="11pt" fo:font-weight="normal" style:font-size-asian="11pt" style:font-weight-asian="normal" style:font-weight-complex="normal"/>
    </style:style>
    <style:style style:name="P27" style:family="paragraph" style:parent-style-name="Standard" style:list-style-name="L6">
      <style:paragraph-properties fo:text-align="start" style:justify-single-word="false"/>
      <style:text-properties style:font-name="Sherwood" fo:font-size="11pt" fo:font-weight="normal" style:font-size-asian="11pt" style:font-weight-asian="normal" style:font-weight-complex="normal"/>
    </style:style>
    <style:style style:name="P28" style:family="paragraph" style:parent-style-name="Standard" style:list-style-name="L7">
      <style:paragraph-properties fo:text-align="start" style:justify-single-word="false"/>
      <style:text-properties style:font-name="Sherwood" fo:font-size="11pt" fo:font-weight="normal" style:font-size-asian="11pt" style:font-weight-asian="normal" style:font-weight-complex="normal"/>
    </style:style>
    <style:style style:name="P29" style:family="paragraph" style:parent-style-name="Standard" style:list-style-name="L9">
      <style:paragraph-properties fo:text-align="start" style:justify-single-word="false"/>
      <style:text-properties style:font-name="Sherwood" fo:font-size="11pt" fo:font-weight="normal" style:font-size-asian="11pt" style:font-weight-asian="normal" style:font-weight-complex="normal"/>
    </style:style>
    <style:style style:name="P30" style:family="paragraph" style:parent-style-name="Standard" style:list-style-name="L3">
      <style:paragraph-properties fo:text-align="start" style:justify-single-word="false"/>
      <style:text-properties style:font-name="Sherwood"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style:font-name="Sherwood" fo:font-size="11pt" fo:font-style="normal" style:font-size-asian="11pt" style:font-style-asian="normal" style:font-style-complex="normal"/>
    </style:style>
    <style:style style:name="P32" style:family="paragraph" style:parent-style-name="Standard" style:list-style-name="L8">
      <style:paragraph-properties fo:text-align="start" style:justify-single-word="false"/>
      <style:text-properties style:font-name="Sherwood" fo:font-size="11pt" style:font-size-asian="11pt"/>
    </style:style>
    <style:style style:name="P33" style:family="paragraph" style:parent-style-name="Standard" style:list-style-name="L12">
      <style:paragraph-properties fo:text-align="start" style:justify-single-word="false"/>
      <style:text-properties style:font-name="Sherwood" fo:font-size="11pt" style:font-size-asian="11pt"/>
    </style:style>
    <style:style style:name="P34" style:family="paragraph" style:parent-style-name="Standard">
      <style:text-properties style:font-name="Tahoma" fo:font-size="11pt" style:font-size-asian="11pt" style:font-size-complex="11pt"/>
    </style:style>
    <style:style style:name="P35" style:family="paragraph" style:parent-style-name="Standard" style:list-style-name="L1">
      <style:paragraph-properties fo:text-align="start" style:justify-single-word="false"/>
      <style:text-properties style:font-name="Tahoma" fo:font-size="11pt" style:font-size-asian="11pt" style:font-size-complex="11pt"/>
    </style:style>
    <style:style style:name="P36" style:family="paragraph" style:parent-style-name="Standard">
      <style:paragraph-properties fo:text-align="start" style:justify-single-word="false"/>
      <style:text-properties style:font-name="Tahoma" fo:font-size="11pt" style:font-size-asian="11pt"/>
    </style:style>
    <style:style style:name="P37" style:family="paragraph" style:parent-style-name="Standard" style:list-style-name="L5">
      <style:paragraph-properties fo:text-align="start" style:justify-single-word="false"/>
      <style:text-properties style:font-name="Tahoma" fo:font-size="11pt" style:font-size-asian="11pt"/>
    </style:style>
    <style:style style:name="P38" style:family="paragraph" style:parent-style-name="Standard" style:list-style-name="WW8Num2">
      <style:paragraph-properties fo:text-align="start" style:justify-single-word="false"/>
      <style:text-properties style:font-name="Tahoma" fo:font-size="11pt" style:font-size-asian="11pt"/>
    </style:style>
    <style:style style:name="P39" style:family="paragraph" style:parent-style-name="Standard" style:list-style-name="L6">
      <style:paragraph-properties fo:text-align="start" style:justify-single-word="false"/>
      <style:text-properties style:font-name="Tahoma" fo:font-size="11pt" style:font-size-asian="11pt"/>
    </style:style>
    <style:style style:name="P40" style:family="paragraph" style:parent-style-name="Standard" style:list-style-name="L7">
      <style:paragraph-properties fo:text-align="start" style:justify-single-word="false"/>
      <style:text-properties style:font-name="Tahoma" fo:font-size="11pt" style:font-size-asian="11pt"/>
    </style:style>
    <style:style style:name="P41" style:family="paragraph" style:parent-style-name="Standard" style:list-style-name="L9">
      <style:paragraph-properties fo:text-align="start" style:justify-single-word="false"/>
      <style:text-properties style:font-name="Tahoma" fo:font-size="11pt" style:font-size-asian="11pt"/>
    </style:style>
    <style:style style:name="P42" style:family="paragraph" style:parent-style-name="Standard" style:list-style-name="L4">
      <style:paragraph-properties fo:text-align="start" style:justify-single-word="false"/>
      <style:text-properties style:font-name="Tahoma"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style:font-name="Tahoma" fo:font-size="11pt" fo:font-weight="normal" style:font-size-asian="11pt" style:font-weight-asian="normal" style:font-size-complex="11pt" style:font-weight-complex="normal"/>
    </style:style>
    <style:style style:name="P44" style:family="paragraph" style:parent-style-name="Standard">
      <style:text-properties style:font-name="Tahoma" fo:font-size="11pt" fo:font-weight="bold" style:font-size-asian="11pt" style:font-weight-asian="bold" style:font-size-complex="11pt" style:font-weight-complex="bold"/>
    </style:style>
    <style:style style:name="P45" style:family="paragraph" style:parent-style-name="Standard">
      <style:paragraph-properties fo:text-align="start" style:justify-single-word="false"/>
      <style:text-properties style:font-name="Tahoma" fo:font-size="11pt" fo:font-weight="bold" style:font-size-asian="11pt" style:font-weight-asian="bold" style:font-size-complex="11pt" style:font-weight-complex="bold"/>
    </style:style>
    <style:style style:name="P46" style:family="paragraph" style:parent-style-name="Standard" style:list-style-name="L10">
      <style:paragraph-properties fo:text-align="start" style:justify-single-word="false" fo:break-before="page"/>
      <style:text-properties style:font-name="Sherwood" fo:font-size="11pt" style:font-size-asian="11pt"/>
    </style:style>
    <style:style style:name="T1" style:family="text">
      <style:text-properties style:font-name="Tahoma"/>
    </style:style>
    <style:style style:name="T2" style:family="text">
      <style:text-properties style:font-name="Tahoma" fo:font-size="11pt" fo:font-weight="normal" style:font-size-asian="11pt" style:font-weight-asian="normal" style:font-weight-complex="normal"/>
    </style:style>
    <style:style style:name="T3" style:family="text">
      <style:text-properties style:font-name="Tahoma" fo:font-style="italic" style:font-style-asian="italic" style:font-style-complex="italic"/>
    </style:style>
    <style:style style:name="T4" style:family="text">
      <style:text-properties style:font-name="Tahoma" fo:font-style="normal" style:text-underline-style="none" style:font-style-asian="normal" style:font-style-complex="normal"/>
    </style:style>
    <style:style style:name="T5" style:family="text">
      <style:text-properties style:font-name="Tahoma" fo:font-style="normal" style:font-style-asian="normal" style:font-style-complex="normal"/>
    </style:style>
    <style:style style:name="T6" style:family="text">
      <style:text-properties style:font-name="Tahoma" fo:font-weight="normal" style:font-weight-asian="normal" style:font-weight-complex="normal"/>
    </style:style>
    <style:style style:name="T7" style:family="text">
      <style:text-properties style:font-name="Tahoma" style:font-size-complex="11pt"/>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font-name="Sherwood"/>
    </style:style>
    <style:style style:name="T11" style:family="text">
      <style:text-properties style:font-name="Sherwood" fo:font-weight="normal" style:font-weight-asian="normal" style:font-weight-complex="normal"/>
    </style:style>
    <style:style style:name="T12" style:family="text">
      <style:text-properties style:font-name="Sherwood" fo:font-style="normal" style:font-style-asian="normal" style:font-style-complex="normal"/>
    </style:style>
    <style:style style:name="T13" style:family="text">
      <style:text-properties style:font-name="Sherwood" fo:font-size="11pt" fo:font-weight="normal" style:font-size-asian="11pt" style:font-weight-asian="normal" style:font-weight-complex="normal"/>
    </style:style>
    <style:style style:name="T14" style:family="text">
      <style:text-properties fo:font-style="normal" style:font-style-asian="normal" style:font-style-complex="normal"/>
    </style:style>
    <style:style style:name="T15" style:family="text">
      <style:text-properties style:font-size-complex="11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dynamic" style:number-wrapped-paragraphs="no-limit" style:wrap-contour="false" style:vertical-pos="from-top" style:vertical-rel="page" style:horizontal-pos="from-left" style:horizontal-rel="pag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t1" text:anchor-type="page" text:anchor-page-number="3" svg:x="14.025cm" svg:y="1.628cm" svg:width="5.122cm" svg:height="9.955cm" draw:z-index="1">
        <draw:object xlink:href="./Object 2" xlink:type="simple" xlink:show="embed" xlink:actuate="onLoad"/>
        <draw:image xlink:href="./ObjectReplacements/Object 2" xlink:type="simple" xlink:show="embed" xlink:actuate="onLoad"/>
        <svg:desc>Objet OLE</svg:desc>
      </draw:frame>
      <text:p text:style-name="P23">Regles</text:p>
      <text:p text:style-name="P1"/>
      <text:p text:style-name="P1">Creation du personnage</text:p>
      <text:p text:style-name="P6"/>
      <text:list xml:id="list28228018" text:style-name="L1">
        <text:list-item>
          <text:p text:style-name="P24">Les caractéristiques</text:p>
        </text:list-item>
      </text:list>
      <text:p text:style-name="P8"/>
      <text:p text:style-name="P8">Un personnage est décrit pas 10 caractéristiques :</text:p>
      <text:p text:style-name="P8"><text:span text:style-name="T10">For</text:span> : Force musculaire du personnage.</text:p>
      <text:p text:style-name="P8"><text:span text:style-name="T10">Con</text:span> : Résistance physique (au choc ou effort intense).</text:p>
      <text:p text:style-name="P8"><text:span text:style-name="T10">End</text:span> : Endurance aux efforts prolongés.</text:p>
      <text:p text:style-name="P8"><text:span text:style-name="T10">Int</text:span> : Capacité d'analyse (il ne s'agit en aucun cas des connaissances accumulés).</text:p>
      <text:p text:style-name="P8"><text:span text:style-name="T10">Vol</text:span> : Force de volonté, résistance psychologique.</text:p>
      <text:p text:style-name="P8"><text:span text:style-name="T10">Mag</text:span> : Capacité à maitriser les forces magiques.</text:p>
      <text:p text:style-name="P8"><text:span text:style-name="T10">Agi</text:span> : Agilité du personnage, souplesse et précision des mouvements.</text:p>
      <text:p text:style-name="P8"><text:span text:style-name="T10">Rap</text:span> : Rapidité du personnage, réflexe.</text:p>
      <text:p text:style-name="P8"><text:span text:style-name="T10">Soc</text:span> : Capacité à s'intégrer à une société, ouverture d'esprit.</text:p>
      <text:p text:style-name="P8"><text:span text:style-name="T10">Cmd</text:span> : Capacités à faire passer un message, à convaincre par des arguments pertinents.</text:p>
      <text:p text:style-name="P8"/>
      <text:p text:style-name="P8">Trois autres éléments entrent en ligne de compte pour certains calculs :</text:p>
      <text:p text:style-name="P8"><text:span text:style-name="T10">Tai</text:span> : Taille du personnage</text:p>
      <text:p text:style-name="P8"><text:span text:style-name="T10">Poi</text:span> : Poids du personnage</text:p>
      <text:p text:style-name="P8"><text:span text:style-name="T10">Age</text:span> : Age du personnage</text:p>
      <text:p text:style-name="P8"/>
      <text:list xml:id="list28266589" text:continue-numbering="true" text:style-name="L1">
        <text:list-item>
          <text:p text:style-name="P24">Tirages des caractéristiques</text:p>
          <text:p text:style-name="P35"/>
        </text:list-item>
      </text:list>
      <text:p text:style-name="P6">Le joueur à plusieurs choix : Soit tirer les caractéristiques les unes après les autres, soit tirer 12 fois et placer librement les résultats sur la caractéristique de son choix. Le tirage se fait normalement avec <text:span text:style-name="T11">3d6</text:span> (moyenne=10,5; min=3; max=18) d'autre jets sont possibles : <text:span text:style-name="T11">3 + 2d6</text:span> (moyenne=10; min=5; max=15) ou encore <text:span text:style-name="T11">2d10 – 1</text:span> (moyenne=10; min=1; max=19).</text:p>
      <text:p text:style-name="P15"/>
      <text:list xml:id="list28236152" text:style-name="L2">
        <text:list-item>
          <text:p text:style-name="P25">Choix des compétences</text:p>
        </text:list-item>
      </text:list>
      <text:p text:style-name="P6"/>
      <text:p text:style-name="P6">A la création du personnage, le joueur doit répartir un certain nombre de point d'expérience dans les différentes compétences de combats, connaissance, etc. </text:p>
      <text:p text:style-name="P13"><text:span text:style-name="T1">Les points d'expérience de départ sont égales à </text:span><text:span text:style-name="T11">30 + INT * 2 + AGE / 2</text:span><text:span text:style-name="T6">.</text:span></text:p>
      <text:p text:style-name="P13"><text:span text:style-name="T4">Voir : </text:span><text:span text:style-name="T3">La liste des compétences</text:span><text:span text:style-name="T5">.</text:span></text:p>
      <text:p text:style-name="P9"/>
      <text:p text:style-name="P13"><text:span text:style-name="T5">La langue maternelle du personnage est toujours à </text:span><text:span text:style-name="T12">5</text:span><text:span text:style-name="T5"> par défaut. Ce qui corresponds à une bonne maitrise du langage de base.</text:span></text:p>
      <text:p text:style-name="P10"/>
      <text:list xml:id="list28248130" text:style-name="L3">
        <text:list-item>
          <text:p text:style-name="P30">Choix des techniques de combat</text:p>
        </text:list-item>
      </text:list>
      <text:list xml:id="list28254783" text:style-name="L4">
        <text:list-header>
          <text:p text:style-name="P42"/>
        </text:list-header>
      </text:list>
      <text:p text:style-name="P5">Pour chaque catégorie d'arme que le joueur à développé, il doit choisir un certain nombre de techniques de combat. L'attaque normal est toujours accessible quelque soit le niveau de compétence de l'arme et ne compte pas dans le total des techniques à choisir. Le joueur peut choisir 2 techniques par point de compétence dans une arme. Par exemple, 3 points de compétence permettent de pouvoir choisir 6 techniques de combat.</text:p>
      <text:p text:style-name="Standard"/>
      <text:p text:style-name="P22">Combat</text:p>
      <text:p text:style-name="P3"/>
      <text:list xml:id="list28225321" text:style-name="L5">
        <text:list-item>
          <text:p text:style-name="P26">Déroulement</text:p>
          <text:p text:style-name="P37"/>
        </text:list-item>
      </text:list>
      <text:p text:style-name="P4">Le combat est découpé en round. Un round représente une passe d'arme de plusieurs coups durant une dizaine de secondes.</text:p>
      <text:p text:style-name="P4"/>
      <text:p text:style-name="P4">A chaque round, les personnages qui ne sont pas au corps-à-corps peuvent se déplacer. Les autres doivent choisir une des techniques de combat à leur disposition sans savoir celle choisi par leur adversaire. Ces techniques influencent les chances de réussir une touche durant la passe d'arme.</text:p>
      <text:p text:style-name="P4"/>
      <text:p text:style-name="P4">Chaque combattant lance <text:span text:style-name="T11">2d10</text:span> et l'ajoute à son total de maitrise de la catégorie d'arme utilisé ainsi qu'au modificateur de difficulté (mD) de la technique choisi. La technique est réussi si ce total est supérieur à 20 en condition normal (N). Plusieurs cas sont possible :</text:p>
      <text:list xml:id="list28238570" text:style-name="WW8Num2">
        <text:list-item>
          <text:p text:style-name="P38">Les deux combattants échouent : Aucun coup n'est porté durant la passe d'arme.</text:p>
        </text:list-item>
        <text:list-item>
          <text:p text:style-name="P38">L'un des combattants échoue alors que l'autre réussi : Le second porte un coup en ajoutant son total précédent à son bonus offensif (BO). Seul le bonus défensif (BD) de l'armure est soustrait.</text:p>
        </text:list-item>
        <text:list-item>
          <text:p text:style-name="P38">Les deux combattants réussissent : Celui qui a le plus gros total gagne la passe d'arme. Il ajoute la différence de deux testes d'attaque (le sien moins celui de son adversaire), ajoute son BO et retire le BD de son adversaire (défini par la technique utilisé) et le BD de son armure. Si les résultats sont identiques, les coups sont portés simultanément.</text:p>
        </text:list-item>
      </text:list>
      <text:p text:style-name="P4">La table d'attaque détermine la quantité de dégâts en fonction du BO, ainsi que le modificateur de critique (blessure). Le critique total est égal au modificateur de critique du BO, plus celui de l'arme, plus la valeur du dé de critique.</text:p>
      <text:p text:style-name="P4"/>
      <text:list xml:id="list28233212" text:style-name="L6">
        <text:list-item>
          <text:p text:style-name="P27">Combat contre plusieurs adversaires</text:p>
          <text:p text:style-name="P39"/>
        </text:list-item>
      </text:list>
      <text:p text:style-name="P12">Le personnage qui se bat contre plusieurs ennemis doit choisir une technique de combat, lancer une seule fois le dé et appliquer le résultat sur chaque ennemi dans l'ordre de son choix (de l'ennemi sur lequel il se concentre le plus à celui qui se concentre le moins) et en appliquant un malus de -10 sur le 2e adversaire, -20 sur le 3e, -30 sur le 4e, etc. Les adversaires, eux, choisissent leur technique indépendamment, mais en cas d’échec de l'attaque, ils doivent faire un test pour voir s'ils ne touchent pas l'un de leur camarade.</text:p>
      <text:p text:style-name="P4">Certaines techniques de combat permettent de restreindre ces malus.</text:p>
      <text:p text:style-name="P4">Voir : <text:span text:style-name="T8">La liste des techniques de combat.</text:span></text:p>
      <text:p text:style-name="P11"/>
      <text:list xml:id="list28237375" text:style-name="L7">
        <text:list-item>
          <text:p text:style-name="P28">Dégainage en combat</text:p>
          <text:p text:style-name="P40"/>
        </text:list-item>
      </text:list>
      <text:p text:style-name="P4">Si le joueur veux changer d'arme durant un combat, il a deux choix. Soit il lâche son arme actuelle pour en dégainer une autre – il aura alors un malus de <text:span text:style-name="T11">-10</text:span> sur sa passe d'arme – soit il rengaine d'abord on arme avant de dégainer la nouvelle – il aura alors un malus de <text:span text:style-name="T11">-20</text:span> sur sa passe d'arme.</text:p>
      <text:p text:style-name="P4"/>
      <text:p text:style-name="P4">Pour ramasser une arme au sol, un malus supplémentaire de <text:span text:style-name="T10">-10</text:span> est appliqué.</text:p>
      <text:p text:style-name="P4"/>
      <text:list xml:id="list28241645" text:style-name="L8">
        <text:list-item>
          <text:p text:style-name="P32">Combat au sol</text:p>
        </text:list-item>
      </text:list>
      <text:p text:style-name="P4"/>
      <text:p text:style-name="P4">Étant plus difficile de se battre au sol que sur ces pieds, un joueur au sol reçois un malus pour toutes ses capacités liées au combat. Ce malus dépend du type d'arme utilisé.</text:p>
      <text:p text:style-name="P4">Taille des armes et malus au sol :</text:p>
      <table:table table:name="Tableau2" table:style-name="Tableau2">
        <table:table-column table:style-name="Tableau2.A"/>
        <table:table-column table:style-name="Tableau2.B"/>
        <table:table-column table:style-name="Tableau2.C"/>
        <table:table-row>
          <table:table-cell table:style-name="Tableau2.A1" office:value-type="string">
            <text:p text:style-name="P21">Tai</text:p>
          </table:table-cell>
          <table:table-cell table:style-name="Tableau2.A1" office:value-type="string">
            <text:p text:style-name="P20">Type</text:p>
          </table:table-cell>
          <table:table-cell table:style-name="Tableau2.C1" office:value-type="string">
            <text:p text:style-name="P21">mD</text:p>
          </table:table-cell>
        </table:table-row>
        <table:table-row>
          <table:table-cell table:style-name="Tableau2.A2" office:value-type="string">
            <text:p text:style-name="P19">N</text:p>
          </table:table-cell>
          <table:table-cell table:style-name="Tableau2.A2" office:value-type="string">
            <text:p text:style-name="Table_20_Contents">Armes naturelles</text:p>
          </table:table-cell>
          <table:table-cell table:style-name="Tableau2.C2" office:value-type="float" office:value="-5">
            <text:p text:style-name="P19">-5</text:p>
          </table:table-cell>
        </table:table-row>
        <table:table-row>
          <table:table-cell table:style-name="Tableau2.A2" office:value-type="string">
            <text:p text:style-name="P19">P</text:p>
          </table:table-cell>
          <table:table-cell table:style-name="Tableau2.A2" office:value-type="string">
            <text:p text:style-name="Table_20_Contents">Petites armes</text:p>
          </table:table-cell>
          <table:table-cell table:style-name="Tableau2.C2" office:value-type="float" office:value="-5">
            <text:p text:style-name="P19">-5</text:p>
          </table:table-cell>
        </table:table-row>
        <table:table-row>
          <table:table-cell table:style-name="Tableau2.A2" office:value-type="string">
            <text:p text:style-name="P19">M</text:p>
          </table:table-cell>
          <table:table-cell table:style-name="Tableau2.A2" office:value-type="string">
            <text:p text:style-name="Table_20_Contents">Armes moyennes</text:p>
          </table:table-cell>
          <table:table-cell table:style-name="Tableau2.C2" office:value-type="float" office:value="-10">
            <text:p text:style-name="P19">-10</text:p>
          </table:table-cell>
        </table:table-row>
        <table:table-row>
          <table:table-cell table:style-name="Tableau2.A2" office:value-type="string">
            <text:p text:style-name="P19">G</text:p>
          </table:table-cell>
          <table:table-cell table:style-name="Tableau2.A2" office:value-type="string">
            <text:p text:style-name="Table_20_Contents">Grandes armes</text:p>
          </table:table-cell>
          <table:table-cell table:style-name="Tableau2.C2" office:value-type="float" office:value="-20">
            <text:p text:style-name="P19">-20</text:p>
          </table:table-cell>
        </table:table-row>
      </table:table>
      <text:p text:style-name="P31"/>
      <text:list xml:id="list28240785" text:style-name="L10">
        <text:list-item>
          <text:p text:style-name="P46"><text:span text:style-name="T14">Combat entr</text:span>e PNJ</text:p>
        </text:list-item>
      </text:list>
      <text:p text:style-name="P4"/>
      <text:p text:style-name="P4">Lorsque deux PNJ s'affrontent, on utilise un système de résolution </text:p>
      <text:p text:style-name="P4">d'assaut simplifié. Tout d'abord, on détermine le niveau de chaque protagoniste (de 0 à 20) à l'aide du tableau ci-dessous.</text:p>
      <text:p text:style-name="P4"/>
      <text:p text:style-name="P4">Ensuite, on jette 2d10, on ajoute le niveau de l'attaquant puis on </text:p>
      <text:p text:style-name="P4">retire le niveau du défenseur. Le total permet de déterminer qui sort vainqueur d'un assaut.</text:p>
      <text:p text:style-name="P4"/>
      <text:p text:style-name="P4"/>
      <text:p text:style-name="P4"/>
      <text:p text:style-name="P4"/>
      <text:p text:style-name="P4"/>
      <text:p text:style-name="P4"><draw:frame draw:style-name="fr1" draw:name="Objet2" text:anchor-type="paragraph" svg:x="2.286cm" svg:y="0.467cm" svg:width="8.486cm" svg:height="3.574cm" draw:z-index="0"><draw:object xlink:href="./Object 1" xlink:type="simple" xlink:show="embed" xlink:actuate="onLoad"/><draw:image xlink:href="./ObjectReplacements/Object 1" xlink:type="simple" xlink:show="embed" xlink:actuate="onLoad"/><svg:desc>Objet OLE</svg:desc></draw:frame></text:p>
      <text:list xml:id="list28250828" text:style-name="L12">
        <text:list-item>
          <text:p text:style-name="P33">Placement en combat</text:p>
        </text:list-item>
      </text:list>
      <text:p text:style-name="P4"/>
      <text:p text:style-name="P4">Les joueurs qui ne sont pas au corps-à-corps peuvent se déplacé de leur vitesse de marche (Ma) ou de course (Co), mais dans ce cas, le personnage ne pourra pas tenter d’éviter une attaque à distance.</text:p>
      <text:p text:style-name="P4"/>
      <text:p text:style-name="P4">Au corps-à-corps, le vainqueur d'un assaut peut choisir de déplacer lui et son opposant d'un 1 mètre dans le direction de son choix s'il attaquait (s'il se défendait, personne ne bouge). Si l'attaquant remporte un assaut ou son opposant se défendait, il peut déplacer le groupe de 2 mètres. Ce déplacement n'a aucun effet sur le round en cours, mais peut amener à des situations de combat particulière pour le round suivant.</text:p>
      <text:p text:style-name="P4"/>
      <text:p text:style-name="P4"/>
      <text:p text:style-name="P22">Aventure</text:p>
      <text:p text:style-name="P2"/>
      <text:list xml:id="list28254581" text:style-name="L9">
        <text:list-item>
          <text:p text:style-name="P29">Adrénaline (ADR)</text:p>
          <text:p text:style-name="P41"/>
        </text:list-item>
      </text:list>
      <text:p text:style-name="P4">Le personnage commence par un total de point d'ADR égale à <text:span text:style-name="T11">VOL / 2 - AGE / 10</text:span><text:span text:style-name="T9">. Le joueur peut utiliser un point d'ADR à tout moment et pour n'importe quelle action demande un jeu de dé. Il peut alors jeter </text:span><text:span text:style-name="T11">3d10</text:span><text:span text:style-name="T9"> au lieu de 2d10 pour cette action et perd son point d'ADR.</text:span></text:p>
      <text:p text:style-name="P7"/>
      <text:list xml:id="list28259831" text:continue-numbering="true" text:style-name="L9">
        <text:list-item>
          <text:p text:style-name="P29">Jet sans limite</text:p>
        </text:list-item>
      </text:list>
      <text:p text:style-name="P7"/>
      <text:p text:style-name="Standard"><text:span text:style-name="T2">Si le joueur fait un </text:span><text:span text:style-name="T10">20</text:span><text:span text:style-name="T2"> (double 10) lors d'un jet de caractéristique, il réussi un </text:span><text:span text:style-name="T13">jet sans limite</text:span><text:span text:style-name="T2"> et peut relancer </text:span><text:span text:style-name="T10">2d10</text:span><text:span text:style-name="T2">. Si le jet de dés est critique et que le joueur réussi son action, le MD peut choisir de donner un point d'ADR au joueur.</text:span></text:p>
      <text:p text:style-name="P7"/>
      <text:list xml:id="list28262308" text:continue-numbering="true" text:style-name="L9">
        <text:list-item>
          <text:p text:style-name="P29">Fumble</text:p>
        </text:list-item>
      </text:list>
      <text:p text:style-name="P14"/>
      <text:p text:style-name="P16"><text:span text:style-name="T2">Si le joueur fait un </text:span><text:span text:style-name="T13">2</text:span><text:span text:style-name="T2"> (double 1) lors d'un jet de compétence, il fait un </text:span><text:span text:style-name="T13">fumble</text:span><text:span text:style-name="T2">. Dans tous les cas, un fumble entraine l'</text:span><text:span text:style-name="T2">échec critique de l'action tenté (chute, destruction d'un objet, etc.). En combat, si un personnage fait un fumble, il doit jeter </text:span><text:span text:style-name="T13">1d6</text:span><text:span text:style-name="T2"> pour connaître le résultat :</text:span></text:p>
      <text:p text:style-name="P7"/>
      <table:table table:name="Tableau1" table:style-name="Tableau1">
        <table:table-column table:style-name="Tableau1.A"/>
        <table:table-column table:style-name="Tableau1.B"/>
        <table:table-row>
          <table:table-cell table:style-name="Tableau1.A1" office:value-type="float" office:value="1">
            <text:p text:style-name="P18">1</text:p>
          </table:table-cell>
          <table:table-cell table:style-name="Tableau1.B1" office:value-type="string">
            <text:p text:style-name="P17">Le personnage s’assomme (-5 1 rd)</text:p>
          </table:table-cell>
        </table:table-row>
        <table:table-row>
          <table:table-cell table:style-name="Tableau1.A2" office:value-type="float" office:value="2">
            <text:p text:style-name="P18">2</text:p>
          </table:table-cell>
          <table:table-cell table:style-name="Tableau1.B2" office:value-type="string">
            <text:p text:style-name="P17">Le personnage tombe au sol</text:p>
          </table:table-cell>
        </table:table-row>
        <table:table-row>
          <table:table-cell table:style-name="Tableau1.A2" office:value-type="float" office:value="3">
            <text:p text:style-name="P18">3</text:p>
          </table:table-cell>
          <table:table-cell table:style-name="Tableau1.B2" office:value-type="string">
            <text:p text:style-name="P17">Le personnage tombe au sol et s’assomme (-5 2rd)</text:p>
          </table:table-cell>
        </table:table-row>
        <table:table-row>
          <table:table-cell table:style-name="Tableau1.A2" office:value-type="float" office:value="4">
            <text:p text:style-name="P18">4</text:p>
          </table:table-cell>
          <table:table-cell table:style-name="Tableau1.B2" office:value-type="string">
            <text:p text:style-name="P17">Le personnage fait tomber tout ce qu'il tenait en main</text:p>
          </table:table-cell>
        </table:table-row>
        <table:table-row>
          <table:table-cell table:style-name="Tableau1.A2" office:value-type="float" office:value="5">
            <text:p text:style-name="P18">5</text:p>
          </table:table-cell>
          <table:table-cell table:style-name="Tableau1.B2" office:value-type="string">
            <text:p text:style-name="P17">Le personnage s’assomme. CON(N) ? -10 2rd : tombe KO jusqu'à la fin du combat</text:p>
          </table:table-cell>
        </table:table-row>
        <table:table-row>
          <table:table-cell table:style-name="Tableau1.A2" office:value-type="float" office:value="6">
            <text:p text:style-name="P18">6</text:p>
          </table:table-cell>
          <table:table-cell table:style-name="Tableau1.B2" office:value-type="string">
            <text:p text:style-name="P17">Le personnage s'empale. Faire une attaque normal mais sur sois même</text:p>
          </table:table-cell>
        </table:table-row>
      </table:table>
      <text:list xml:id="list28288626" text:continue-numbering="true" text:style-name="L9">
        <text:list-header>
          <text:p text:style-name="P29"/>
        </text:list-header>
        <text:list-item>
          <text:p text:style-name="P29">Soin</text:p>
        </text:list-item>
      </text:list>
      <text:p text:style-name="P14"/>
      <text:p text:style-name="P7">La difficulté de soigner est blessure dépend de sa gravité.</text:p>
      <text:p text:style-name="P7"/>
      <text:list xml:id="list28282102" text:continue-numbering="true" text:style-name="L9">
        <text:list-item>
          <text:p text:style-name="P29">Dressage</text:p>
          <text:p text:style-name="P29"/>
        </text:list-item>
      </text:list>
      <text:p text:style-name="P8">Le dressage d'un animal se fait en 2 temps : l'apprivoisement, puis le dressage a proprement parlé. </text:p>
      <text:p text:style-name="P8"/>
      <text:p text:style-name="P44">Apprivoiser</text:p>
      <text:p text:style-name="P8"/>
      <text:p text:style-name="P8">Apprivoiser un animal est la première étape du dressage. Il consiste a habitué l'animal à l'homme. La difficulté pour apprivoiser un animal dépend de sa catégorie (voir ci-dessous). Apprivoiser un animal n'est pas nominatif ; un dresseur peut commencer l'apprivoisement et un autre le terminer.</text:p>
      <text:p text:style-name="P8"/>
      <text:p text:style-name="P45">Dressage</text:p>
      <text:p text:style-name="P8"/>
      <text:p text:style-name="P8"><text:span text:style-name="T15">Le dressage, lui est nominatif ; les tours que lui apprend un dresseur ne peuvent être utilisé par un autre dresseur.</text:span></text:p>
      <text:p text:style-name="P5"/>
      <text:p text:style-name="P5">Ordres :</text:p>
      <text:p text:style-name="Standard">Venir : l'animal familier vient auprès de son maître.</text:p>
      <text:p text:style-name="Standard">Rester : l'animal familier reste à l'endroit où il se trouve et n'en bouge plus. </text:p>
      <text:p text:style-name="Standard">Aller : l'animal familier va à l'endroit que son maître indique.</text:p>
      <text:p text:style-name="Standard">Bât: l'animal apprend à porter des sacoches de selle et surtout à supporter une lourde charge </text:p>
      <text:p text:style-name="Standard">Trait : l'animal apprend à traîner un engin de siège, une charrette, une charrue ou bien une moissonneuse. </text:p>
      <text:p text:style-name="Standard">Traque : l'animal apprend à suivre une créature donnée </text:p>
      <text:p text:style-name="Standard">Ramasser : l'animal apprend à ramasser un objet et à le ramener à son maître.</text:p>
      <text:p text:style-name="Standard"><text:bookmark text:name="_Pistage"/>Pistage : l'animal est capable de suivre une piste. Son talent chasse est amélioré.</text:p>
      <text:p text:style-name="Standard">Faire un tour : l'animal est capable d'exécuter un tour, concrètement une action s'affiche au-dessus de l'animal. Si vous utilisez le menu, l'action faite sera celle par défaut. Si vous utilisez la commande, vous pouvez préciser l'action à exécuter. </text:p>
      <text:p text:style-name="Standard"><text:bookmark text:name="_Manipuler"/><text:soft-page-break/>Manipuler : le dresseur apprend à l'animal à manipuler les objets des hommes. Sur ordre, l'animal manipulera l'objet désigné : il se produira l'équivalent d'un double-clic de l'animal sur l'objet.</text:p>
      <text:p text:style-name="Standard"><text:bookmark text:name="_Discrétion"/>Discrétion : l'animal est capable de rester immobile et de se cacher. Le talent furtivité de l'animal est amélioré.</text:p>
      <text:p text:style-name="Standard"><text:bookmark text:name="_Vol"/>Vol : le dresseur apprend à chaparder à l'animal. Le chapardage d'un animal suit les mêmes règles que s'il s'agissait d'un chapardage commis par un joueur. Le talent vol de l'animal est amélioré.</text:p>
      <text:p text:style-name="Standard"/>
      <text:p text:style-name="P5">Catégories :</text:p>
      <text:p text:style-name="P5"/>
      <text:p text:style-name="P5">alligator, crocodile, </text:p>
      <text:p text:style-name="P5">boa, python, serpent, </text:p>
      <text:p text:style-name="P5"/>
      <text:p text:style-name="P5">furet, rat, souris, </text:p>
      <text:p text:style-name="P5"/>
      <text:p text:style-name="P5">kangourou, wallaby, </text:p>
      <text:p text:style-name="P5">panda, </text:p>
      <text:p text:style-name="P5">manchot, otarie, dauphin, </text:p>
      <text:p text:style-name="P5"/>
      <text:p text:style-name="P5">âne, cheval, poney, </text:p>
      <text:p text:style-name="P5">alpaga, chameau, dromadaire, guanaco, lama, </text:p>
      <text:p text:style-name="P5"/>
      <text:p text:style-name="P5">chien, renard, </text:p>
      <text:p text:style-name="P5">hyène, loup, </text:p>
      <text:p text:style-name="P5">warg*</text:p>
      <text:p text:style-name="P5"/>
      <text:p text:style-name="P5">chat, </text:p>
      <text:p text:style-name="P5">guépard, jaguar, léopard, puma (petit), </text:p>
      <text:p text:style-name="P5">lion, tigre, panthère, puma (grand), </text:p>
      <text:p text:style-name="P5"/>
      <text:p text:style-name="P5">ours (petit), </text:p>
      <text:p text:style-name="P5">ours (grand), </text:p>
      <text:p text:style-name="P5"/>
      <text:p text:style-name="P5">ara, cacatoès, perroquet, perruche, </text:p>
      <text:p text:style-name="P5">canard, coq, oie, poule, </text:p>
      <text:p text:style-name="P5">cigogne, flamant, pélican, marabout, </text:p>
      <text:p text:style-name="P5">colombe, corbeau, pigeon, tourterelle, serin, </text:p>
      <text:p text:style-name="P5">aigle, vautour, </text:p>
      <text:p text:style-name="P5">autruche, émeu, nandou, </text:p>
      <text:p text:style-name="P5"/>
      <text:p text:style-name="P5">lapin, porc-épic, </text:p>
      <text:p text:style-name="P5">chèvre, cochon, mouton, </text:p>
      <text:p text:style-name="P5">antilope, cerf, éland, renne, vache, zèbre, girafe, </text:p>
      <text:p text:style-name="P5">bison, bœuf, buffle, gnou, sanglier, yak, watusi, zébu</text:p>
      <text:p text:style-name="P5">hippopotame, rhinocéros, éléphant, </text:p>
      <text:p text:style-name="P5"/>
      <text:p text:style-name="P5">babouin, chimpanzé, macaque, orang-outan, singe, </text:p>
      <text:p text:style-name="P5">gorille, </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Mangal1" svg:font-family="Mangal"/>
    <style:font-face style:name="OpenSymbol" svg:font-family="OpenSymbol, 'Arial Unicode MS'"/>
    <style:font-face style:name="ＭＳ 明朝" svg:font-family="'ＭＳ 明朝', 'MS Mincho'" style:font-family-generic="roman"/>
    <style:font-face style:name="Celtasmigoria" svg:font-family="Celtasmigoria" style:font-pitch="variable"/>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fr" fo:country="FR" style:font-name-asian="ＭＳ 明朝" style:font-size-asian="10pt" style:language-asian="ja" style:country-asian="JP"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fo:font-weight="bold" style:font-weight-asian="bold"/>
    </style:style>
    <style:style style:name="WW8Num4z0" style:family="text">
      <style:text-properties fo:font-weight="bold" style:font-weight-asian="bold"/>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den</dc:title>
    <meta:initial-creator>Guillaume Blanchard</meta:initial-creator>
    <meta:creation-date>2000-12-14T10:53:00</meta:creation-date>
    <dc:creator>Guillaume Blanchard</dc:creator>
    <dc:date>2011-08-17T08:14:55.77</dc:date>
    <meta:print-date>2000-12-13T14:38:00</meta:print-date>
    <meta:editing-cycles>46</meta:editing-cycles>
    <meta:editing-duration>PT5H49M58S</meta:editing-duration>
    <meta:generator>OpenOffice.org/3.3$Win32 OpenOffice.org_project/330m20$Build-9567</meta:generator>
    <meta:document-statistic meta:table-count="2" meta:image-count="0" meta:object-count="2" meta:page-count="5" meta:paragraph-count="139" meta:word-count="1691" meta:character-count="99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3.14cm"/>
    </style:style>
    <style:style style:name="co4" style:family="table-column">
      <style:table-column-properties fo:break-before="auto" style:column-width="2.14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0c0c0" style:text-align-source="fix" style:repeat-content="false" fo:border="0.002cm solid #000000"/>
      <style:paragraph-properties fo:text-align="start" fo:margin-left="0cm"/>
      <style:text-properties style:font-name="Sherwood" fo:font-size="10pt" fo:font-weight="bold" style:font-size-asian="10pt" style:font-weight-asian="bold" style:font-size-complex="10pt" style:font-weight-complex="bold"/>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style:font-name="Sherwood" fo:font-size="10pt" style:font-size-asian="10pt" style:font-size-complex="10pt"/>
    </style:style>
    <style:style style:name="ce6" style:family="table-cell" style:parent-style-name="Default">
      <style:table-cell-properties fo:background-color="#c0c0c0" fo:border="0.002cm solid #000000"/>
      <style:text-properties style:font-name="Sherwood" fo:font-size="10pt" fo:font-weight="bold" style:font-size-asian="10pt" style:font-weight-asian="bold" style:font-size-complex="10pt" style:font-weight-complex="bold"/>
    </style:style>
    <style:style style:name="ta_extref" style:family="table">
      <style:table-properties table:display="false"/>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45">
          <table:table-cell table:number-columns-repeated="17"/>
        </table:table-row>
        <table:table-row table:style-name="ro1">
          <table:table-cell table:number-columns-repeated="13"/>
          <table:table-cell table:style-name="ce1" office:value-type="string">
            <text:p>Scr</text:p>
          </table:table-cell>
          <table:table-cell table:style-name="ce3" office:value-type="string" table:number-columns-spanned="2" table:number-rows-spanned="1">
            <text:p><text:s/>Exemples</text:p>
          </table:table-cell>
          <table:covered-table-cell table:style-name="ce5"/>
          <table:table-cell table:style-name="ce6" office:value-type="string">
            <text:p><text:s/>Effets</text:p>
          </table:table-cell>
        </table:table-row>
        <table:table-row table:style-name="ro1">
          <table:table-cell table:number-columns-repeated="13"/>
          <table:table-cell table:style-name="ce2" office:value-type="string">
            <text:p>2-</text:p>
          </table:table-cell>
          <table:table-cell table:style-name="ce4" office:value-type="string" table:number-columns-spanned="2" table:number-rows-spanned="1">
            <text:p><text:s/>Échec critique</text:p>
          </table:table-cell>
          <table:covered-table-cell table:style-name="ce4"/>
          <table:table-cell table:style-name="ce4" office:value-type="string">
            <text:p><text:s/>Niv * 6 PdC</text:p>
          </table:table-cell>
        </table:table-row>
        <table:table-row table:style-name="ro1">
          <table:table-cell table:number-columns-repeated="13"/>
          <table:table-cell table:style-name="ce2" office:value-type="string">
            <text:p>3-4</text:p>
          </table:table-cell>
          <table:table-cell table:style-name="ce4" office:value-type="string" table:number-columns-spanned="2" table:number-rows-spanned="1">
            <text:p><text:s/>Échec important</text:p>
          </table:table-cell>
          <table:covered-table-cell table:style-name="ce4"/>
          <table:table-cell table:style-name="ce4" office:value-type="string">
            <text:p><text:s/>Niv * 2 PdC</text:p>
          </table:table-cell>
        </table:table-row>
        <table:table-row table:style-name="ro1">
          <table:table-cell table:number-columns-repeated="13"/>
          <table:table-cell table:style-name="ce2" office:value-type="string">
            <text:p>5-7</text:p>
          </table:table-cell>
          <table:table-cell table:style-name="ce4" office:value-type="string" table:number-columns-spanned="2" table:number-rows-spanned="1">
            <text:p><text:s/>Échec modéré</text:p>
          </table:table-cell>
          <table:covered-table-cell table:style-name="ce4"/>
          <table:table-cell table:style-name="ce4" office:value-type="string">
            <text:p><text:s/>Niv PdC</text:p>
          </table:table-cell>
        </table:table-row>
        <table:table-row table:style-name="ro1">
          <table:table-cell table:number-columns-repeated="13"/>
          <table:table-cell table:style-name="ce2" office:value-type="string">
            <text:p>8-14</text:p>
          </table:table-cell>
          <table:table-cell table:style-name="ce4" office:value-type="string" table:number-columns-spanned="2" table:number-rows-spanned="1">
            <text:p><text:s/>Égalité</text:p>
          </table:table-cell>
          <table:covered-table-cell table:style-name="ce4"/>
          <table:table-cell table:style-name="ce4"/>
        </table:table-row>
        <table:table-row table:style-name="ro1">
          <table:table-cell table:number-columns-repeated="13"/>
          <table:table-cell table:style-name="ce2" office:value-type="string">
            <text:p>15-17</text:p>
          </table:table-cell>
          <table:table-cell table:style-name="ce4" office:value-type="string" table:number-columns-spanned="2" table:number-rows-spanned="1">
            <text:p><text:s/>Réussite modéré</text:p>
          </table:table-cell>
          <table:covered-table-cell table:style-name="ce4"/>
          <table:table-cell table:style-name="ce4" office:value-type="string">
            <text:p><text:s/>Niv PdC</text:p>
          </table:table-cell>
        </table:table-row>
        <table:table-row table:style-name="ro1">
          <table:table-cell table:number-columns-repeated="13"/>
          <table:table-cell table:style-name="ce2" office:value-type="string">
            <text:p>18-19</text:p>
          </table:table-cell>
          <table:table-cell table:style-name="ce4" office:value-type="string" table:number-columns-spanned="2" table:number-rows-spanned="1">
            <text:p><text:s/>Réussite importante</text:p>
          </table:table-cell>
          <table:covered-table-cell table:style-name="ce4"/>
          <table:table-cell table:style-name="ce4" office:value-type="string">
            <text:p><text:s/>Niv * 2 PdC</text:p>
          </table:table-cell>
        </table:table-row>
        <table:table-row table:style-name="ro1">
          <table:table-cell table:number-columns-repeated="13"/>
          <table:table-cell table:style-name="ce2" office:value-type="string">
            <text:p>20+</text:p>
          </table:table-cell>
          <table:table-cell table:style-name="ce4" office:value-type="string" table:number-columns-spanned="2" table:number-rows-spanned="1">
            <text:p><text:s/>Réussite critique</text:p>
          </table:table-cell>
          <table:covered-table-cell table:style-name="ce4"/>
          <table:table-cell table:style-name="ce4" office:value-type="string">
            <text:p><text:s/>Niv * 6 PdC</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3">
      <number:number number:decimal-places="0" number:min-integer-digits="0" number:grouping="true"/>
    </number:number-style>
    <number:number-style style:name="N154P0" style:volatile="true">
      <number:number number:decimal-places="0" number:min-integer-digits="1"/>
      <number:text> </number:text>
    </number:number-style>
    <number:number-style style:name="N154">
      <style:text-properties fo:color="#ff0000"/>
      <number:text>(2</number:text>
      <number:number number:decimal-places="0" number:min-integer-digits="1"/>
      <number:text>)</number:text>
      <style:map style:condition="value()&gt;=0" style:apply-style-name="N154P0"/>
    </number:number-style>
    <number:number-style style:name="N155">
      <number:number number:decimal-places="1" number:min-integer-digits="1"/>
    </number:number-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0">10/06/2011</text:date>, <text:time>00:11: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3.14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3" style:family="table-cell" style:parent-style-name="Default" style:data-style-name="N0">
      <style:table-cell-properties style:text-align-source="fix" style:repeat-content="false" fo:border="0.002cm solid #000000"/>
      <style:paragraph-properties fo:text-align="center" fo:margin-left="0cm"/>
      <style:text-properties style:font-name="Arial"/>
    </style:style>
    <style:style style:name="ce4" style:family="table-cell" style:parent-style-name="Default">
      <style:table-cell-properties style:text-align-source="fix" style:repeat-content="false" fo:background-color="transparent" fo:border="0.002cm solid #000000"/>
      <style:paragraph-properties fo:text-align="center" fo:margin-left="0cm"/>
      <style:text-properties style:font-name="Arial" fo:font-size="10pt" style:font-size-asian="10pt" style:font-size-complex="10pt"/>
    </style:style>
    <style:style style:name="ce5" style:family="table-cell" style:parent-style-name="Default">
      <style:table-cell-properties fo:background-color="#c0c0c0" style:text-align-source="fix" style:repeat-content="false" fo:border="0.002cm solid #000000"/>
      <style:paragraph-properties fo:text-align="start" fo:margin-left="0cm"/>
      <style:text-properties style:font-name="Sherwood" fo:font-size="10pt" fo:font-weight="bold" style:font-size-asian="10pt" style:font-weight-asian="bold" style:font-size-complex="10pt" style:font-weight-complex="bold"/>
    </style:style>
    <style:style style:name="ce6" style:family="table-cell" style:parent-style-name="Default">
      <style:table-cell-properties fo:border="0.002cm solid #000000"/>
    </style:style>
    <style:style style:name="ce7" style:family="table-cell" style:parent-style-name="Default">
      <style:table-cell-properties fo:border="0.002cm solid #000000"/>
      <style:text-properties style:font-name="Sherwood"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ce6"/>
        <table:table-column table:style-name="co2" table:default-cell-style-name="Default"/>
        <table:table-row table:style-name="ro1" table:number-rows-repeated="20">
          <table:table-cell table:number-columns-repeated="14"/>
          <table:table-cell table:style-name="Default"/>
          <table:table-cell/>
        </table:table-row>
        <table:table-row table:style-name="ro1">
          <table:table-cell table:number-columns-repeated="13"/>
          <table:table-cell table:style-name="ce1" office:value-type="string">
            <text:p>Niv</text:p>
          </table:table-cell>
          <table:table-cell table:style-name="ce5" office:value-type="string" table:number-columns-spanned="2" table:number-rows-spanned="1">
            <text:p><text:s/>Exemples</text:p>
          </table:table-cell>
          <table:covered-table-cell table:style-name="ce7"/>
        </table:table-row>
        <table:table-row table:style-name="ro1">
          <table:table-cell table:number-columns-repeated="13"/>
          <table:table-cell table:style-name="ce2" office:value-type="float" office:value="0">
            <text:p>0</text:p>
          </table:table-cell>
          <table:table-cell office:value-type="string" table:number-columns-spanned="2" table:number-rows-spanned="1">
            <text:p><text:s/>Enfant, petit animal</text:p>
          </table:table-cell>
          <table:covered-table-cell table:style-name="ce6"/>
        </table:table-row>
        <table:table-row table:style-name="ro1">
          <table:table-cell table:number-columns-repeated="13"/>
          <table:table-cell table:style-name="ce2" office:value-type="float" office:value="1">
            <text:p>1</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2">
            <text:p>2</text:p>
          </table:table-cell>
          <table:table-cell office:value-type="string" table:number-columns-spanned="2" table:number-rows-spanned="1">
            <text:p><text:s/>Renard</text:p>
          </table:table-cell>
          <table:covered-table-cell table:style-name="ce6"/>
        </table:table-row>
        <table:table-row table:style-name="ro1">
          <table:table-cell table:number-columns-repeated="13"/>
          <table:table-cell table:style-name="ce2" office:value-type="float" office:value="3">
            <text:p>3</text:p>
          </table:table-cell>
          <table:table-cell office:value-type="string" table:number-columns-spanned="2" table:number-rows-spanned="1">
            <text:p><text:s/>Chien</text:p>
          </table:table-cell>
          <table:covered-table-cell table:style-name="ce6"/>
        </table:table-row>
        <table:table-row table:style-name="ro1">
          <table:table-cell table:number-columns-repeated="13"/>
          <table:table-cell table:style-name="ce2" office:value-type="float" office:value="4">
            <text:p>4</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5">
            <text:p>5</text:p>
          </table:table-cell>
          <table:table-cell office:value-type="string" table:number-columns-spanned="2" table:number-rows-spanned="1">
            <text:p><text:s/>Soldat, loup</text:p>
          </table:table-cell>
          <table:covered-table-cell table:style-name="ce6"/>
        </table:table-row>
        <table:table-row table:style-name="ro1">
          <table:table-cell table:number-columns-repeated="13"/>
          <table:table-cell table:style-name="ce2" office:value-type="float" office:value="6">
            <text:p>6</text:p>
          </table:table-cell>
          <table:table-cell office:value-type="string" table:number-columns-spanned="2" table:number-rows-spanned="1">
            <text:p><text:s/>Orc</text:p>
          </table:table-cell>
          <table:covered-table-cell table:style-name="ce6"/>
        </table:table-row>
        <table:table-row table:style-name="ro1">
          <table:table-cell table:number-columns-repeated="13"/>
          <table:table-cell table:style-name="ce2" office:value-type="float" office:value="7">
            <text:p>7</text:p>
          </table:table-cell>
          <table:table-cell office:value-type="string" table:number-columns-spanned="2" table:number-rows-spanned="1">
            <text:p><text:s/>Lieutenant</text:p>
          </table:table-cell>
          <table:covered-table-cell table:style-name="ce6"/>
        </table:table-row>
        <table:table-row table:style-name="ro2">
          <table:table-cell table:number-columns-repeated="13"/>
          <table:table-cell table:style-name="ce3" office:value-type="float" office:value="8">
            <text:p>8</text:p>
          </table:table-cell>
          <table:table-cell office:value-type="string" table:number-columns-spanned="2" table:number-rows-spanned="1">
            <text:p><text:s/>Orog</text:p>
          </table:table-cell>
          <table:covered-table-cell table:style-name="ce6"/>
        </table:table-row>
        <table:table-row table:style-name="ro1">
          <table:table-cell table:number-columns-repeated="13"/>
          <table:table-cell table:style-name="ce2" office:value-type="float" office:value="9">
            <text:p>9</text:p>
          </table:table-cell>
          <table:table-cell office:value-type="string" table:number-columns-spanned="2" table:number-rows-spanned="1">
            <text:p><text:s/>Sergent</text:p>
          </table:table-cell>
          <table:covered-table-cell table:style-name="ce6"/>
        </table:table-row>
        <table:table-row table:style-name="ro1">
          <table:table-cell table:number-columns-repeated="13"/>
          <table:table-cell table:style-name="ce2" office:value-type="float" office:value="10">
            <text:p>10</text:p>
          </table:table-cell>
          <table:table-cell office:value-type="string" table:number-columns-spanned="2" table:number-rows-spanned="1">
            <text:p><text:s/>Maitre d'arme, ogre, troll</text:p>
          </table:table-cell>
          <table:covered-table-cell table:style-name="ce6"/>
        </table:table-row>
        <table:table-row table:style-name="ro1">
          <table:table-cell table:number-columns-repeated="13"/>
          <table:table-cell table:style-name="ce2" office:value-type="float" office:value="11">
            <text:p>11</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2">
            <text:p>12</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3">
            <text:p>13</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4">
            <text:p>14</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5">
            <text:p>15</text:p>
          </table:table-cell>
          <table:table-cell office:value-type="string" table:number-columns-spanned="2" table:number-rows-spanned="1">
            <text:p><text:s/>Hero</text:p>
          </table:table-cell>
          <table:covered-table-cell table:style-name="ce6"/>
        </table:table-row>
        <table:table-row table:style-name="ro1">
          <table:table-cell table:number-columns-repeated="13"/>
          <table:table-cell table:style-name="ce2" office:value-type="float" office:value="16">
            <text:p>16</text:p>
          </table:table-cell>
          <table:table-cell table:number-columns-spanned="2" table:number-rows-spanned="1"/>
          <table:covered-table-cell table:style-name="ce6"/>
        </table:table-row>
        <table:table-row table:style-name="ro1">
          <table:table-cell table:number-columns-repeated="13"/>
          <table:table-cell table:style-name="ce4" office:value-type="float" office:value="17">
            <text:p>17</text:p>
          </table:table-cell>
          <table:table-cell table:number-columns-spanned="2" table:number-rows-spanned="1"/>
          <table:covered-table-cell table:style-name="ce7"/>
        </table:table-row>
        <table:table-row table:style-name="ro1">
          <table:table-cell table:number-columns-repeated="13"/>
          <table:table-cell table:style-name="ce2" office:value-type="float" office:value="18">
            <text:p>18</text:p>
          </table:table-cell>
          <table:table-cell table:number-columns-spanned="2" table:number-rows-spanned="1"/>
          <table:covered-table-cell table:style-name="ce7"/>
        </table:table-row>
        <table:table-row table:style-name="ro1">
          <table:table-cell table:number-columns-repeated="13"/>
          <table:table-cell table:style-name="ce2" office:value-type="float" office:value="19">
            <text:p>19</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20">
            <text:p>20</text:p>
          </table:table-cell>
          <table:table-cell office:value-type="string" table:number-columns-spanned="2" table:number-rows-spanned="1">
            <text:p><text:s/>Dragon</text:p>
          </table:table-cell>
          <table:covered-table-cell table:style-name="ce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3">
      <number:number number:decimal-places="0" number:min-integer-digits="0" number:grouping="true"/>
    </number:number-style>
    <number:number-style style:name="N154P0" style:volatile="true">
      <number:number number:decimal-places="0" number:min-integer-digits="1"/>
      <number:text> </number:text>
    </number:number-style>
    <number:number-style style:name="N154">
      <style:text-properties fo:color="#ff0000"/>
      <number:text>(2</number:text>
      <number:number number:decimal-places="0" number:min-integer-digits="1"/>
      <number:text>)</number:text>
      <style:map style:condition="value()&gt;=0" style:apply-style-name="N154P0"/>
    </number:number-style>
    <number:number-style style:name="N155">
      <number:number number:decimal-places="1" number:min-integer-digits="1"/>
    </number:number-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1">11/06/2011</text:date>, <text:time>18:06:02</text:time></text:p>
        </style:region-right>
      </style:header>
      <style:header-left style:display="false"/>
      <style:footer>
        <text:p>Page <text:page-number>1</text:page-number> / <text:page-count>99</text:page-count></text:p>
      </style:footer>
      <style:footer-left style:display="false"/>
    </style:master-page>
  </office:master-styles>
</office:document-styles>
</file>